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the difference in merging using events</text:p>
      <text:p text:style-name="Standard"/>
      <text:p text:style-name="Standard">use the files of out_aida_..._try (in each aida file are 9 lhe files used with each 100000 events)</text:p>
      <text:p text:style-name="Standard">*_10.aida, *_20.aida <text:s/>and the merged file *_1020.aida</text:p>
      <text:p text:style-name="Standard"/>
      <text:p text:style-name="Standard"/>
      <text:p text:style-name="P3">The bin content and error for the merged file _1020</text:p>
      <text:p text:style-name="Standard"/>
      <text:p text:style-name="Standard">ibin = 1</text:p>
      <text:p text:style-name="Standard">value and error of <text:s/>|y| &lt; 0.5 bin: Z2 all on: <text:tab/><text:tab/><text:tab/>3.02212e+07 +- 7.7408e+06</text:p>
      <text:p text:style-name="Standard">value and error of <text:s/>|y| &lt; 0.5 bin: Z2 MPI had off: <text:tab/><text:tab/>1.74992e+07 +- 1.15409e+06</text:p>
      <text:p text:style-name="Standard">value and error of <text:s/>|y| &lt; 0.5 bin: all of : <text:tab/><text:tab/><text:tab/>2.02794e+07 +- 726281</text:p>
      <text:p text:style-name="Standard">========================</text:p>
      <text:p text:style-name="Standard">ratio all on / MPI had off: <text:tab/><text:tab/><text:tab/><text:tab/><text:tab/>1.727 +- 0.456779</text:p>
      <text:p text:style-name="Standard">ratio all on / all off:<text:tab/><text:tab/><text:tab/><text:tab/><text:tab/><text:tab/>1.49024 +- 0.38542</text:p>
      <text:p text:style-name="Standard"/>
      <text:p text:style-name="Standard">ibin = 16</text:p>
      <text:p text:style-name="Standard">value and error of <text:s/>|y| &lt; 0.5 bin: Z2 all on: <text:tab/><text:tab/><text:tab/>901.048 +- 361.563</text:p>
      <text:p text:style-name="Standard">value and error of <text:s/>|y| &lt; 0.5 bin: Z2 MPI had off: <text:tab/><text:tab/>766.324 +- 254.581</text:p>
      <text:p text:style-name="Standard">value and error of <text:s/>|y| &lt; 0.5 bin: all of : <text:tab/><text:tab/><text:tab/>591.086 +- 3.21293</text:p>
      <text:p text:style-name="Standard">========================</text:p>
      <text:p text:style-name="Standard">ratio all on / MPI had off: <text:tab/><text:tab/><text:tab/><text:tab/><text:tab/>1.17581 +- 0.612527</text:p>
      <text:p text:style-name="Standard">ratio all on / all off: <text:tab/><text:tab/><text:tab/><text:tab/><text:tab/><text:tab/>1.5244 +- 0.61175</text:p>
      <text:p text:style-name="Standard"/>
      <text:p text:style-name="Standard"/>
      <text:p text:style-name="P3">The bin content and error for the merged file _10</text:p>
      <text:p text:style-name="Standard"/>
      <text:p text:style-name="Standard">ibin = 1</text:p>
      <text:p text:style-name="Standard">value and error of <text:s/>|y| &lt; 0.5 bin: Z2 all on: <text:tab/><text:tab/><text:tab/>3.84167e+07 +- 1.53197e+07</text:p>
      <text:p text:style-name="Standard">value and error of <text:s/>|y| &lt; 0.5 bin: Z2 MPI had off: <text:tab/><text:tab/>1.77724e+07 +- 1.87333e+06</text:p>
      <text:p text:style-name="Standard">value and error of <text:s/>|y| &lt; 0.5 bin: all of : <text:tab/><text:tab/><text:tab/>1.8387e+07 +- 825133</text:p>
      <text:p text:style-name="Standard">========================</text:p>
      <text:p text:style-name="Standard">ratio all on / MPI had off: <text:tab/><text:tab/><text:tab/><text:tab/><text:tab/>2.1616 +- 0.891599</text:p>
      <text:p text:style-name="Standard">ratio all on / all off: <text:tab/><text:tab/><text:tab/><text:tab/><text:tab/><text:tab/>2.08934 +- 0.838438</text:p>
      <text:p text:style-name="Standard"/>
      <text:p text:style-name="Standard">ibin = 16</text:p>
      <text:p text:style-name="Standard">value and error of <text:s/>|y| &lt; 0.5 bin: Z2 all on: <text:tab/><text:tab/><text:tab/>539.466 +- 16.5332</text:p>
      <text:p text:style-name="Standard">value and error of <text:s/>|y| &lt; 0.5 bin: Z2 MPI had off: <text:tab/><text:tab/>491.976 +- 6.65826</text:p>
      <text:p text:style-name="Standard">value and error of <text:s/>|y| &lt; 0.5 bin: all of : <text:tab/><text:tab/><text:tab/>571.057 +- 4.07628</text:p>
      <text:p text:style-name="Standard">========================</text:p>
      <text:p text:style-name="Standard">ratio all on / MPI had off: <text:tab/><text:tab/><text:tab/><text:tab/><text:tab/>1.09653 +- 0.0367364</text:p>
      <text:p text:style-name="Standard">ratio all on / all off: <text:tab/><text:tab/><text:tab/><text:tab/><text:tab/><text:tab/>0.944679 +- 0.0297268</text:p>
      <text:p text:style-name="Standard"/>
      <text:p text:style-name="P3">The bin content and error for the merged file _20</text:p>
      <text:p text:style-name="Standard"/>
      <text:p text:style-name="Standard">ibin = 1</text:p>
      <text:p text:style-name="Standard">value and error of <text:s/>|y| &lt; 0.5 bin: Z2 all on: <text:tab/><text:tab/><text:tab/>2.20256e+07 +- 2.23331e+06</text:p>
      <text:p text:style-name="Standard">value and error of <text:s/>|y| &lt; 0.5 bin: Z2 MPI had off: <text:tab/><text:tab/>1.72261e+07 +- 1.34846e+06</text:p>
      <text:p text:style-name="Standard">value and error of <text:s/>|y| &lt; 0.5 bin: all of : <text:tab/><text:tab/><text:tab/>2.21719e+07 +- 1.19545e+06</text:p>
      <text:p text:style-name="Standard">========================</text:p>
      <text:p text:style-name="Standard">ratio all on / MPI had off: <text:tab/><text:tab/><text:tab/><text:tab/><text:tab/>1.27862 +- 0.163788</text:p>
      <text:p text:style-name="Standard">ratio all on / all off: <text:tab/><text:tab/><text:tab/><text:tab/><text:tab/><text:tab/>0.993405 +- 0.114083</text:p>
      <text:p text:style-name="Standard"><text:soft-page-break/></text:p>
      <text:p text:style-name="Standard">ibin = 16</text:p>
      <text:p text:style-name="Standard">value and error of <text:s/>|y| &lt; 0.5 bin: Z2 all on: <text:tab/><text:tab/><text:tab/>1262.63 +- 722.937</text:p>
      <text:p text:style-name="Standard">value and error of <text:s/>|y| &lt; 0.5 bin: Z2 MPI had off: <text:tab/><text:tab/>1040.67 +- 509.119</text:p>
      <text:p text:style-name="Standard">value and error of <text:s/>|y| &lt; 0.5 bin: all of : <text:tab/><text:tab/><text:tab/>611.114 +- 4.96746</text:p>
      <text:p text:style-name="Standard">========================</text:p>
      <text:p text:style-name="Standard">ratio all on / MPI had off: <text:tab/><text:tab/><text:tab/><text:tab/><text:tab/>1.21328 +- 0.91373</text:p>
      <text:p text:style-name="Standard">ratio all on / all off: <text:tab/><text:tab/><text:tab/><text:tab/><text:tab/><text:tab/>2.06611 +- 1.1831</text:p>
      <text:p text:style-name="P2"/>
      <text:p text:style-name="P3">The bin content and error for the merged file _30</text:p>
      <text:p text:style-name="P4"/>
      <text:p text:style-name="P4">ibin = 16</text:p>
      <text:p text:style-name="P4">value and error of <text:s/>|y| &lt; 0.5 bin: Z2 all on: <text:tab/><text:tab/><text:tab/>582.436 +- 9.29182</text:p>
      <text:p text:style-name="P4">value and error of <text:s/>|y| &lt; 0.5 bin: Z2 MPI had off: <text:tab/><text:tab/>637.988 +- 27.4702</text:p>
      <text:p text:style-name="P4">value and error of <text:s/>|y| &lt; 0.5 bin: all of : <text:tab/><text:tab/><text:tab/>643.283 +- 4.82272</text:p>
      <text:p text:style-name="P4">========================</text:p>
      <text:p text:style-name="P4">ratio all on / MPI had off: <text:tab/><text:tab/><text:tab/><text:tab/><text:tab/>0.912926 +- 0.0419197</text:p>
      <text:p text:style-name="P4">ratio all on / all off: <text:tab/><text:tab/><text:tab/><text:tab/><text:tab/><text:tab/>0.905412 +- 0.0159598</text:p>
      <text:p text:style-name="P4"/>
      <text:p text:style-name="P2"/>
      <text:p text:style-name="P3">The bin content and error for the merged file _39</text:p>
      <text:p text:style-name="P2"/>
      <text:p text:style-name="P4">ibin = 16</text:p>
      <text:p text:style-name="P4">value and error of <text:s/>|y| &lt; 0.5 bin: Z2 all on:<text:tab/><text:tab/><text:tab/>581.873 +- 59.7282</text:p>
      <text:p text:style-name="P4">value and error of <text:s/>|y| &lt; 0.5 bin: Z2 MPI had off: <text:tab/><text:tab/>546.669 +- 9.63762</text:p>
      <text:p text:style-name="P4">value and error of <text:s/>|y| &lt; 0.5 bin: all of : <text:tab/><text:tab/><text:tab/>605.933 +- 5.22428</text:p>
      <text:p text:style-name="P4">========================</text:p>
      <text:p text:style-name="P4">ratio all on / MPI had off: <text:tab/><text:tab/><text:tab/><text:tab/><text:tab/>1.0644 +- 0.110858</text:p>
      <text:p text:style-name="P4">ratio all on / all off:<text:tab/><text:tab/><text:tab/><text:tab/><text:tab/><text:tab/>0.960293 +- 0.0989193</text:p>
      <text:p text:style-name="P4"/>
      <text:p text:style-name="P2"/>
      <text:p text:style-name="P3">The bin content and error for the merged file _allmerged</text:p>
      <text:p text:style-name="P4"/>
      <text:p text:style-name="P4">ibin = 16</text:p>
      <text:p text:style-name="P4">value and error of <text:s/>|y| &lt; 0.5 bin: Z2 all on: <text:tab/><text:tab/><text:tab/>741.601 +- 181.412</text:p>
      <text:p text:style-name="P4">value and error of <text:s/>|y| &lt; 0.5 bin: Z2 MPI had off: <text:tab/><text:tab/>679.326 +- 127.498</text:p>
      <text:p text:style-name="P4">value and error of <text:s/>|y| &lt; 0.5 bin: all of : <text:tab/><text:tab/><text:tab/>607.847 +- 2.39587</text:p>
      <text:p text:style-name="P4">========================</text:p>
      <text:p text:style-name="P4">ratio all on / MPI had off: <text:tab/><text:tab/><text:tab/><text:tab/><text:tab/>1.09167 +- 0.336591</text:p>
      <text:p text:style-name="P4">ratio all on / all off: <text:tab/><text:tab/><text:tab/><text:tab/><text:tab/><text:tab/>1.22005 +- 0.29848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antha Dooling</meta:initial-creator>
    <meta:creation-date>2012-06-06T16:08:53</meta:creation-date>
    <dc:date>2012-06-07T15:46:41</dc:date>
    <dc:creator>Samantha Dooling</dc:creator>
    <meta:editing-duration>PT2H2M34S</meta:editing-duration>
    <meta:editing-cycles>4</meta:editing-cycles>
    <meta:generator>OpenOffice.org/3.3$Unix OpenOffice.org_project/330m20$Build-9567</meta:generator>
    <meta:printed-by>Samantha Dooling</meta:printed-by>
    <meta:print-date>2012-06-07T13:57:38</meta:print-date>
    <meta:document-statistic meta:table-count="0" meta:image-count="0" meta:object-count="0" meta:page-count="2" meta:paragraph-count="72" meta:word-count="686" meta:character-count="3585"/>
  </office:meta>
</office:document-meta>
</file>